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362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2736in" fo:break-before="auto" style:use-optimal-row-height="false"/>
    </style:style>
    <style:style style:name="ro7" style:family="table-row">
      <style:table-row-properties style:row-height="0.2882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hallengetag</text:p>
          </table:table-cell>
          <table:table-cell table:style-name="ce3"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Pictur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table:style-name="ce3" office:value-type="string" calcext:value-type="string">
            <text:p>Tag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table:style-name="ce3"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8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table:style-name="ce3"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28:08.486327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31T17:33:58.670598764</dc:date>
    <meta:editing-duration>PT3H11M22S</meta:editing-duration>
    <meta:editing-cycles>16</meta:editing-cycles>
    <meta:generator>LibreOffice/7.2.5.2$Linux_X86_64 LibreOffice_project/20$Build-2</meta:generator>
    <meta:document-statistic meta:table-count="1" meta:cell-count="51" meta:object-count="0"/>
  </office:meta>
</office:document-meta>
</file>